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d47d" officeooo:paragraph-rsid="0011d47d"/>
    </style:style>
    <style:style style:name="P2" style:family="paragraph" style:parent-style-name="Standard">
      <style:text-properties fo:font-size="10.5pt" officeooo:rsid="0011d47d" officeooo:paragraph-rsid="0011d47d" style:font-size-asian="10.5pt" style:font-size-complex="10.5pt"/>
    </style:style>
    <style:style style:name="T1" style:family="text">
      <style:text-properties officeooo:rsid="00128c9c"/>
    </style:style>
    <style:style style:name="T2" style:family="text">
      <style:text-properties officeooo:rsid="0013bd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 Original Tree: Hockey <text:s text:c="39"/></text:p>
      <text:p text:style-name="P1"/>
      <text:p text:style-name="P1">Total Number of directories: 125</text:p>
      <text:p text:style-name="P1">Total Number of files: <text:span text:style-name="T1">114</text:span></text:p>
      <text:p text:style-name="P1">Overall Size on disk(KB): 12828.672</text:p>
      <text:p text:style-name="P1"/>
      <text:p text:style-name="P1">tree diagram</text:p>
      <text:p text:style-name="P2">├───AF_penguins</text:p>
      <text:p text:style-name="P2">│ <text:s text:c="2"/>├───Penguins_Stats</text:p>
      <text:p text:style-name="P2">│ <text:s text:c="2"/>└───SidneyCrosbyHighlights</text:p>
      <text:p text:style-name="P2">│ <text:s text:c="6"/>├───CP-skating</text:p>
      <text:p text:style-name="P2">│ <text:s text:c="6"/>│ <text:s text:c="2"/>└───Sidney Crosby Edgework - YouTube_files</text:p>
      <text:p text:style-name="P2">│ <text:s text:c="6"/>├───CQ-goals</text:p>
      <text:p text:style-name="P2">│ <text:s text:c="6"/>└───CS-assists</text:p>
      <text:p text:style-name="P2">├───AH_lightning</text:p>
      <text:p text:style-name="P2">│ <text:s text:c="2"/>├───AI-highlights</text:p>
      <text:p text:style-name="P2">│ <text:s text:c="2"/>│ <text:s text:c="2"/>├───AJ-Kucherov</text:p>
      <text:p text:style-name="P2">│ <text:s text:c="2"/>│ <text:s text:c="2"/>│ <text:s text:c="2"/>└───NoShotBradenHoltby-YouTube_files</text:p>
      <text:p text:style-name="P2">│ <text:s text:c="2"/>│ <text:s text:c="2"/>├───CZ-Point</text:p>
      <text:p text:style-name="P2">│ <text:s text:c="2"/>│ <text:s text:c="2"/>├───DA-Stamkos</text:p>
      <text:p text:style-name="P2">│ <text:s text:c="2"/>│ <text:s text:c="2"/>├───DB-Hedman</text:p>
      <text:p text:style-name="P2">│ <text:s text:c="2"/>│ <text:s text:c="2"/>├───DC-Vasilevskiy</text:p>
      <text:p text:style-name="P2">│ <text:s text:c="2"/>│ <text:s text:c="2"/>└───DD-Restofteam</text:p>
      <text:p text:style-name="P2">│ <text:s text:c="2"/>└───AK-lightningstats</text:p>
      <text:p text:style-name="P2">│ <text:s text:c="6"/>├───AL-2018-19</text:p>
      <text:p text:style-name="P2">│ <text:s text:c="6"/>├───CT-advancedAnalyitics</text:p>
      <text:p text:style-name="P2">│ <text:s text:c="6"/>├───CV-previousTeams</text:p>
      <text:p text:style-name="P2">│ <text:s text:c="6"/>├───CX</text:p>
      <text:p text:style-name="P2">│ <text:s text:c="6"/>└───CY</text:p>
      <text:p text:style-name="P2">├───AN_senators</text:p>
      <text:p text:style-name="P2">│ <text:s text:c="2"/>├───AO</text:p>
      <text:p text:style-name="P2">│ <text:s text:c="2"/>│ <text:s text:c="2"/>├───AP</text:p>
      <text:p text:style-name="P2">│ <text:s text:c="2"/>│ <text:s text:c="2"/>│ <text:s text:c="2"/>├───CR</text:p>
      <text:p text:style-name="P2">│ <text:s text:c="2"/>│ <text:s text:c="2"/>│ <text:s text:c="2"/>├───DN</text:p>
      <text:p text:style-name="P2">│ <text:s text:c="2"/>│ <text:s text:c="2"/>│ <text:s text:c="2"/>└───DO</text:p>
      <text:p text:style-name="P2">│ <text:s text:c="2"/>│ <text:s text:c="2"/>└───AQ</text:p>
      <text:p text:style-name="P2">│ <text:s text:c="2"/>│ <text:s text:c="6"/>├───DP</text:p>
      <text:p text:style-name="P2">│ <text:s text:c="2"/>│ <text:s text:c="6"/>└───DQ</text:p>
      <text:p text:style-name="P2">│ <text:s text:c="2"/>└───AR</text:p>
      <text:p text:style-name="P2">│ <text:s text:c="6"/>├───AS</text:p>
      <text:p text:style-name="P2">│ <text:s text:c="6"/>│ <text:s text:c="2"/>├───AT</text:p>
      <text:p text:style-name="P2">│ <text:s text:c="6"/>│ <text:s text:c="2"/>├───AV</text:p>
      <text:p text:style-name="P2">│ <text:s text:c="6"/>│ <text:s text:c="2"/>├───DL</text:p>
      <text:p text:style-name="P2">│ <text:s text:c="6"/>│ <text:s text:c="2"/>└───DM</text:p>
      <text:p text:style-name="P2">│ <text:s text:c="6"/>└───DK</text:p>
      <text:p text:style-name="P2">├───AV_avalanche</text:p>
      <text:p text:style-name="P2">│ <text:s text:c="2"/>├───DR-highlights</text:p>
      <text:p text:style-name="P2">│ <text:s text:c="2"/>└───DS-stats</text:p>
      <text:p text:style-name="P2">├───AW_hurricanes</text:p>
      <text:p text:style-name="P2">│ <text:s text:c="2"/>├───AX</text:p>
      <text:p text:style-name="P2">│ <text:s text:c="2"/>│ <text:s text:c="2"/>├───DU</text:p>
      <text:p text:style-name="P2">│ <text:s text:c="2"/>│ <text:s text:c="2"/>└───DV</text:p>
      <text:p text:style-name="P2">│ <text:s text:c="2"/>└───DT</text:p>
      <text:p text:style-name="P2">├───AY_goldenKnights</text:p>
      <text:p text:style-name="P2">├───AZ_blackhawks</text:p>
      <text:p text:style-name="P2">├───BA_flyers</text:p>
      <text:p text:style-name="P2">│ <text:s text:c="2"/>├───DX</text:p>
      <text:p text:style-name="P2">│ <text:s text:c="2"/>└───DY</text:p>
      <text:p text:style-name="P2">├───BB_canucks</text:p>
      <text:p text:style-name="P2">│ <text:s text:c="2"/>├───DZ</text:p>
      <text:p text:style-name="P2">│ <text:s text:c="2"/>├───EA</text:p>
      <text:p text:style-name="P2">│ <text:s text:c="2"/>└───EB</text:p>
      <text:p text:style-name="P2">├───B_stars</text:p>
      <text:p text:style-name="P2">│ <text:s text:c="2"/>├───C</text:p>
      <text:p text:style-name="P2">│ <text:s text:c="2"/>│ <text:s text:c="2"/>├───BH</text:p>
      <text:p text:style-name="P2">│ <text:s text:c="2"/>│ <text:s text:c="2"/>├───BI</text:p>
      <text:p text:style-name="P2">│ <text:s text:c="2"/>│ <text:s text:c="2"/>└───D</text:p>
      <text:p text:style-name="P2">│ <text:s text:c="2"/>│ <text:s text:c="6"/>├───BJ</text:p>
      <text:p text:style-name="P2">│ <text:s text:c="2"/>│ <text:s text:c="6"/>└───BK</text:p>
      <text:p text:style-name="P2">│ <text:s text:c="2"/>└───E</text:p>
      <text:p text:style-name="P2">│ <text:s text:c="6"/>├───EC</text:p>
      <text:p text:style-name="P2">│ <text:s text:c="6"/>├───ED</text:p>
      <text:p text:style-name="P2">│ <text:s text:c="6"/>├───F</text:p>
      <text:p text:style-name="P2">│ <text:s text:c="6"/>├───G</text:p>
      <text:p text:style-name="P2">│ <text:s text:c="6"/>└───H</text:p>
      <text:p text:style-name="P2">├───DF_coyotes</text:p>
      <text:p text:style-name="P2">│ <text:s text:c="2"/>├───DE</text:p>
      <text:p text:style-name="P2">│ <text:s text:c="2"/>└───DG</text:p>
      <text:p text:style-name="P2">├───DK_sharks</text:p>
      <text:p text:style-name="P2">│ <text:s text:c="2"/>├───DH</text:p>
      <text:p text:style-name="P2">│ <text:s text:c="2"/>├───DI</text:p>
      <text:p text:style-name="P2">│ <text:s text:c="2"/>└───DJ</text:p>
      <text:p text:style-name="P2">├───I_jets</text:p>
      <text:p text:style-name="P2">│ <text:s text:c="2"/>├───BL</text:p>
      <text:p text:style-name="P2">│ <text:s text:c="2"/>└───BM</text:p>
      <text:p text:style-name="P2">├───J_panthers</text:p>
      <text:p text:style-name="P2">│ <text:s text:c="2"/>├───BN</text:p>
      <text:p text:style-name="P2">│ <text:s text:c="2"/>├───BO</text:p>
      <text:p text:style-name="P2">│ <text:s text:c="2"/>└───BP</text:p>
      <text:p text:style-name="P2">├───K_leafs</text:p>
      <text:p text:style-name="P2">│ <text:s text:c="2"/>├───L</text:p>
      <text:p text:style-name="P2">│ <text:s text:c="2"/>│ <text:s text:c="2"/>├───CB</text:p>
      <text:p text:style-name="P2">│ <text:s text:c="2"/>│ <text:s text:c="2"/>├───CC</text:p>
      <text:p text:style-name="P2">│ <text:s text:c="2"/>│ <text:s text:c="2"/>└───N</text:p>
      <text:p text:style-name="P2">│ <text:s text:c="2"/>├───M</text:p>
      <text:p text:style-name="P2">│ <text:s text:c="2"/>│ <text:s text:c="2"/>├───BZ</text:p>
      <text:p text:style-name="P2">│ <text:s text:c="2"/>│ <text:s text:c="2"/>└───CA</text:p>
      <text:p text:style-name="P2">│ <text:s text:c="2"/>└───O</text:p>
      <text:p text:style-name="P2">│ <text:s text:c="6"/>├───BV</text:p>
      <text:p text:style-name="P2">│ <text:s text:c="6"/>├───BW</text:p>
      <text:p text:style-name="P2">│ <text:s text:c="6"/>├───BX</text:p>
      <text:p text:style-name="P2">│ <text:s text:c="6"/>├───BY</text:p>
      <text:p text:style-name="P2">│ <text:s text:c="6"/>└───P</text:p>
      <text:p text:style-name="P2">├───Q_devils</text:p>
      <text:p text:style-name="P2">│ <text:s text:c="2"/>├───CF</text:p>
      <text:p text:style-name="P2">│ <text:s text:c="2"/>└───R</text:p>
      <text:p text:style-name="P2">│ <text:s text:c="6"/>├───BQ</text:p>
      <text:p text:style-name="P2">│ <text:s text:c="6"/>├───BR</text:p>
      <text:p text:style-name="P2">│ <text:s text:c="6"/>├───BS</text:p>
      <text:p text:style-name="P2">│ <text:s text:c="6"/>├───BT</text:p>
      <text:p text:style-name="P2">│ <text:s text:c="6"/>├───BU</text:p>
      <text:p text:style-name="P2">│ <text:s text:c="6"/>└───S</text:p>
      <text:p text:style-name="P2">├───T_rangers</text:p>
      <text:p text:style-name="P2">│ <text:s text:c="2"/>├───CD</text:p>
      <text:p text:style-name="P2">│ <text:s text:c="2"/>├───CE</text:p>
      <text:p text:style-name="P2">│ <text:s text:c="2"/>├───CF</text:p>
      <text:p text:style-name="P2">│ <text:s text:c="2"/>└───V</text:p>
      <text:p text:style-name="P2">└───X_flames</text:p>
      <text:p text:style-name="P2"><text:s text:c="4"/>├───CG</text:p>
      <text:p text:style-name="P2"><text:s text:c="4"/>└───Y</text:p>
      <text:p text:style-name="P2"><text:s text:c="8"/>├───CH</text:p>
      <text:p text:style-name="P2"><text:s text:c="8"/>└───Z</text:p>
      <text:p text:style-name="P2"><text:s text:c="12"/>├───AA</text:p>
      <text:p text:style-name="P2"><text:s text:c="12"/>└───CI</text:p>
      <text:p text:style-name="P2"><text:s text:c="16"/>├───AB</text:p>
      <text:p text:style-name="P2"><text:s text:c="16"/>│ <text:s text:c="2"/>├───AC</text:p>
      <text:p text:style-name="P2"><text:s text:c="16"/>│ <text:s text:c="2"/>├───CM</text:p>
      <text:p text:style-name="P2"><text:s text:c="16"/>│ <text:s text:c="2"/>└───CN</text:p>
      <text:p text:style-name="P2"><text:s text:c="16"/>└───AD</text:p>
      <text:p text:style-name="P2"><text:s text:c="20"/>├───AE</text:p>
      <text:p text:style-name="P2"><text:s text:c="20"/>├───CJ</text:p>
      <text:p text:style-name="P2"><text:s text:c="20"/>├───CK</text:p>
      <text:p text:style-name="P2"><text:s text:c="20"/>└───C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in" fo:page-height="30in" style:num-format="1" style:print-orientation="portrait" fo:margin-top="0.3in" fo:margin-bottom="0.3in" fo:margin-left="0.3in" fo:margin-right="0.3in" fo:background-color="transparent" style:writing-mode="lr-tb" draw:fill="none" style:footnote-max-height="0in">
        <style:columns fo:column-count="2" fo:column-gap="0in">
          <style:column style:rel-width="11088*" fo:start-indent="0in" fo:end-indent="0in"/>
          <style:column style:rel-width="1108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8:28:55.859000000</meta:creation-date>
    <dc:date>2019-10-09T09:20:26.941000000</dc:date>
    <meta:editing-duration>PT21M9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31" meta:word-count="282" meta:character-count="2185" meta:non-whitespace-character-count="1384"/>
  </office:meta>
</office:document-meta>
</file>